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32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0.4082728913</text:p>
          </table:table-cell>
          <table:table-cell table:formula="of:=[.A1]*100" office:value-type="float" office:value="40.82728913" calcext:value-type="float">
            <text:p>40.82728913</text:p>
          </table:table-cell>
          <table:table-cell office:value-type="string" calcext:value-type="string">
            <text:p>media</text:p>
          </table:table-cell>
          <table:table-cell table:formula="of:=[.E1]-[.G1]" office:value-type="float" office:value="48.570811235595" calcext:value-type="float">
            <text:p>48.5708112356</text:p>
          </table:table-cell>
          <table:table-cell table:style-name="ce2" table:formula="of:=AVERAGE([.B1:.B40])" office:value-type="float" office:value="49.0614254905" calcext:value-type="float">
            <text:p>49.0614254905</text:p>
          </table:table-cell>
          <table:table-cell table:formula="of:=[.E1]+[.G1]" office:value-type="float" office:value="49.552039745405" calcext:value-type="float">
            <text:p>49.5520397454</text:p>
          </table:table-cell>
          <table:table-cell table:formula="of:=[.E1]*0.01" office:value-type="float" office:value="0.490614254905" calcext:value-type="float">
            <text:p>0.4906142549</text:p>
          </table:table-cell>
          <table:table-cell/>
          <table:table-cell table:formula="of:=[.I7]*0.01" office:value-type="float" office:value="0.083588537888499" calcext:value-type="float">
            <text:p>0.0835885379</text:p>
          </table:table-cell>
          <table:table-cell/>
        </table:table-row>
        <table:table-row table:style-name="ro1">
          <table:table-cell office:value-type="string" calcext:value-type="string">
            <text:p>0.4436093622</text:p>
          </table:table-cell>
          <table:table-cell table:formula="of:=[.A2]*100" office:value-type="float" office:value="44.36093622" calcext:value-type="float">
            <text:p>44.36093622</text:p>
          </table:table-cell>
          <table:table-cell office:value-type="string" calcext:value-type="string">
            <text:p>max</text:p>
          </table:table-cell>
          <table:table-cell/>
          <table:table-cell table:formula="of:=LARGE([.B1:.B40];1)" office:value-type="float" office:value="89.09853855" calcext:value-type="float">
            <text:p>89.09853855</text:p>
          </table:table-cell>
          <table:table-cell/>
          <table:table-cell table:formula="of:=[.E2]*0.01" office:value-type="float" office:value="0.8909853855" calcext:value-type="float">
            <text:p>0.8909853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132789364</text:p>
          </table:table-cell>
          <table:table-cell table:formula="of:=[.A3]*100" office:value-type="float" office:value="81.32789364" calcext:value-type="float">
            <text:p>81.32789364</text:p>
          </table:table-cell>
          <table:table-cell office:value-type="string" calcext:value-type="string">
            <text:p>min</text:p>
          </table:table-cell>
          <table:table-cell/>
          <table:table-cell table:formula="of:=SMALL([.B1:.B40];1)" office:value-type="float" office:value="0.54043445" calcext:value-type="float">
            <text:p>0.54043445</text:p>
          </table:table-cell>
          <table:table-cell/>
          <table:table-cell table:formula="of:=[.E3]*0.01" office:value-type="float" office:value="0.0054043445" calcext:value-type="float">
            <text:p>0.0054043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102808120</text:p>
          </table:table-cell>
          <table:table-cell table:formula="of:=[.A4]*100" office:value-type="float" office:value="81.0280812" calcext:value-type="float">
            <text:p>81.0280812</text:p>
          </table:table-cell>
          <table:table-cell office:value-type="string" calcext:value-type="string">
            <text:p>variancia</text:p>
          </table:table-cell>
          <table:table-cell table:formula="of:=[.E4]-[.G4]" office:value-type="float" office:value="720.238778599924" calcext:value-type="float">
            <text:p>720.2387785999</text:p>
          </table:table-cell>
          <table:table-cell table:formula="of:=VAR([.B1:.B40])" office:value-type="float" office:value="727.513917777701" calcext:value-type="float">
            <text:p>727.5139177777</text:p>
          </table:table-cell>
          <table:table-cell table:formula="of:=[.E4]+[.G4]" office:value-type="float" office:value="734.789056955478" calcext:value-type="float">
            <text:p>734.7890569555</text:p>
          </table:table-cell>
          <table:table-cell table:formula="of:=[.E4]*0.01" office:value-type="float" office:value="7.27513917777701" calcext:value-type="float">
            <text:p>7.2751391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24013491</text:p>
          </table:table-cell>
          <table:table-cell table:formula="of:=[.A5]*100" office:value-type="float" office:value="22.24013491" calcext:value-type="float">
            <text:p>22.24013491</text:p>
          </table:table-cell>
          <table:table-cell office:value-type="string" calcext:value-type="string">
            <text:p>desvio padrao</text:p>
          </table:table-cell>
          <table:table-cell table:formula="of:=[.E5]-[.G5]" office:value-type="float" office:value="26.7027412602887" calcext:value-type="float">
            <text:p>26.7027412603</text:p>
          </table:table-cell>
          <table:table-cell table:formula="of:=STDEV([.B1:.B40])" office:value-type="float" office:value="26.9724659194835" calcext:value-type="float">
            <text:p>26.9724659195</text:p>
          </table:table-cell>
          <table:table-cell table:formula="of:=[.E5]+[.G5]" office:value-type="float" office:value="27.2421905786784" calcext:value-type="float">
            <text:p>27.2421905787</text:p>
          </table:table-cell>
          <table:table-cell table:formula="of:=[.E5]*0.01" office:value-type="float" office:value="0.269724659194835" calcext:value-type="float">
            <text:p>0.2697246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54043445</text:p>
          </table:table-cell>
          <table:table-cell table:formula="of:=[.A6]*100" office:value-type="float" office:value="0.54043445" calcext:value-type="float">
            <text:p>0.54043445</text:p>
          </table:table-cell>
          <table:table-cell office:value-type="string" calcext:value-type="string">
            <text:p>coef var</text:p>
          </table:table-cell>
          <table:table-cell table:formula="of:=[.E6]-[.G6]" office:value-type="float" office:value="0.544271614477637" calcext:value-type="float">
            <text:p>0.5442716145</text:p>
          </table:table-cell>
          <table:table-cell table:formula="of:=[.E5]/[.E1]" office:value-type="float" office:value="0.549769307553168" calcext:value-type="float">
            <text:p>0.5497693076</text:p>
          </table:table-cell>
          <table:table-cell table:formula="of:=[.E6]+[.G6]" office:value-type="float" office:value="0.5552670006287" calcext:value-type="float">
            <text:p>0.5552670006</text:p>
          </table:table-cell>
          <table:table-cell table:formula="of:=[.E6]*0.01" office:value-type="float" office:value="0.00549769307553168" calcext:value-type="float">
            <text:p>0.0054976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909853855</text:p>
          </table:table-cell>
          <table:table-cell table:formula="of:=[.A7]*100" office:value-type="float" office:value="89.09853855" calcext:value-type="float">
            <text:p>89.09853855</text:p>
          </table:table-cell>
          <table:table-cell office:value-type="string" calcext:value-type="string">
            <text:p>semi interv.</text:p>
          </table:table-cell>
          <table:table-cell/>
          <table:table-cell table:formula="of:=COM.MICROSOFT.CONFIDENCE.NORM(0.05;[.E5];40)" office:value-type="float" office:value="8.35870019294999" calcext:value-type="float">
            <text:p>8.358700193</text:p>
          </table:table-cell>
          <table:table-cell/>
          <table:table-cell table:formula="of:=[.E7]*0.01" office:value-type="float" office:value="0.0835870019294999" calcext:value-type="float">
            <text:p>0.0835870019</text:p>
          </table:table-cell>
          <table:table-cell table:formula="of:=[.I7]-[.I1]" office:value-type="float" office:value="8.27526525096141" calcext:value-type="float">
            <text:p>8.275265251</text:p>
          </table:table-cell>
          <table:table-cell table:formula="of:=([.E5]*[.D11])/SQRT(40)" office:value-type="float" office:value="8.3588537888499" calcext:value-type="float">
            <text:p>8.3588537888</text:p>
          </table:table-cell>
          <table:table-cell table:formula="of:=[.I7]+[.I1]" office:value-type="float" office:value="8.4424423267384" calcext:value-type="float">
            <text:p>8.4424423267</text:p>
          </table:table-cell>
        </table:table-row>
        <table:table-row table:style-name="ro1">
          <table:table-cell office:value-type="string" calcext:value-type="string">
            <text:p>0.0275524954</text:p>
          </table:table-cell>
          <table:table-cell table:formula="of:=[.A8]*100" office:value-type="float" office:value="2.75524954" calcext:value-type="float">
            <text:p>2.75524954</text:p>
          </table:table-cell>
          <table:table-cell office:value-type="string" calcext:value-type="string">
            <text:p>tam amostra</text:p>
          </table:table-cell>
          <table:table-cell/>
          <table:table-cell table:formula="of:=POWER([.D11]*[.E5]/[.D12];2)" office:value-type="float" office:value="174.676091658426" calcext:value-type="float">
            <text:p>174.6760916584</text:p>
          </table:table-cell>
          <table:table-cell/>
          <table:table-cell table:formula="of:=[.E8]*0.01" office:value-type="float" office:value="1.74676091658426" calcext:value-type="float">
            <text:p>1.7467609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654749675</text:p>
          </table:table-cell>
          <table:table-cell table:formula="of:=[.A9]*100" office:value-type="float" office:value="56.54749675" calcext:value-type="float">
            <text:p>56.54749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3698258905</text:p>
          </table:table-cell>
          <table:table-cell table:formula="of:=[.A10]*100" office:value-type="float" office:value="36.98258905" calcext:value-type="float">
            <text:p>36.98258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2584115590</text:p>
          </table:table-cell>
          <table:table-cell table:formula="of:=[.A11]*100" office:value-type="float" office:value="25.8411559" calcext:value-type="float">
            <text:p>25.8411559</text:p>
          </table:table-cell>
          <table:table-cell office:value-type="string" calcext:value-type="string">
            <text:p>z</text:p>
          </table:table-cell>
          <table:table-cell office:value-type="float" office:value="1.96" calcext:value-type="float">
            <text:p>1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3168650153</text:p>
          </table:table-cell>
          <table:table-cell table:formula="of:=[.A12]*100" office:value-type="float" office:value="31.68650153" calcext:value-type="float">
            <text:p>31.6865015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3587298333</text:p>
          </table:table-cell>
          <table:table-cell table:formula="of:=[.A13]*100" office:value-type="float" office:value="35.87298333" calcext:value-type="float">
            <text:p>35.87298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490334339</text:p>
          </table:table-cell>
          <table:table-cell table:formula="of:=[.A14]*100" office:value-type="float" office:value="4.90334339" calcext:value-type="float">
            <text:p>4.90334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532297473</text:p>
          </table:table-cell>
          <table:table-cell table:formula="of:=[.A15]*100" office:value-type="float" office:value="5.32297473" calcext:value-type="float">
            <text:p>5.32297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8888597099</text:p>
          </table:table-cell>
          <table:table-cell table:formula="of:=[.A16]*100" office:value-type="float" office:value="88.88597099" calcext:value-type="float">
            <text:p>88.88597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214306858</text:p>
          </table:table-cell>
          <table:table-cell table:formula="of:=[.A17]*100" office:value-type="float" office:value="2.14306858" calcext:value-type="float">
            <text:p>2.14306858</text:p>
          </table:table-cell>
          <table:table-cell table:number-columns-repeated="2"/>
          <table:table-cell table:formula="of:=SUM([.B1:.B40])/40" office:value-type="float" office:value="49.0614254905" calcext:value-type="float">
            <text:p>49.0614254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4577077286</text:p>
          </table:table-cell>
          <table:table-cell table:formula="of:=[.A18]*100" office:value-type="float" office:value="45.77077286" calcext:value-type="float">
            <text:p>45.77077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1523406012</text:p>
          </table:table-cell>
          <table:table-cell table:formula="of:=[.A19]*100" office:value-type="float" office:value="15.23406012" calcext:value-type="float">
            <text:p>15.23406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6533790616</text:p>
          </table:table-cell>
          <table:table-cell table:formula="of:=[.A20]*100" office:value-type="float" office:value="65.33790616" calcext:value-type="float">
            <text:p>65.33790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6894944956</text:p>
          </table:table-cell>
          <table:table-cell table:formula="of:=[.A21]*100" office:value-type="float" office:value="68.94944956" calcext:value-type="float">
            <text:p>68.94944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7034280762</text:p>
          </table:table-cell>
          <table:table-cell table:formula="of:=[.A22]*100" office:value-type="float" office:value="70.34280762" calcext:value-type="float">
            <text:p>70.34280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3720066473</text:p>
          </table:table-cell>
          <table:table-cell table:formula="of:=[.A23]*100" office:value-type="float" office:value="37.20066473" calcext:value-type="float">
            <text:p>37.2006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2987928091</text:p>
          </table:table-cell>
          <table:table-cell table:formula="of:=[.A24]*100" office:value-type="float" office:value="29.87928091" calcext:value-type="float">
            <text:p>29.8792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7057921833</text:p>
          </table:table-cell>
          <table:table-cell table:formula="of:=[.A25]*100" office:value-type="float" office:value="70.57921833" calcext:value-type="float">
            <text:p>70.5792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3760012112</text:p>
          </table:table-cell>
          <table:table-cell table:formula="of:=[.A26]*100" office:value-type="float" office:value="37.60012112" calcext:value-type="float">
            <text:p>37.60012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2997096603</text:p>
          </table:table-cell>
          <table:table-cell table:formula="of:=[.A27]*100" office:value-type="float" office:value="29.97096603" calcext:value-type="float">
            <text:p>29.97096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6103286686</text:p>
          </table:table-cell>
          <table:table-cell table:formula="of:=[.A28]*100" office:value-type="float" office:value="61.03286686" calcext:value-type="float">
            <text:p>61.03286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7683933998</text:p>
          </table:table-cell>
          <table:table-cell table:formula="of:=[.A29]*100" office:value-type="float" office:value="76.83933998" calcext:value-type="float">
            <text:p>76.83933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8226565019</text:p>
          </table:table-cell>
          <table:table-cell table:formula="of:=[.A30]*100" office:value-type="float" office:value="82.26565019" calcext:value-type="float">
            <text:p>82.26565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8526453589</text:p>
          </table:table-cell>
          <table:table-cell table:formula="of:=[.A31]*100" office:value-type="float" office:value="85.26453589" calcext:value-type="float">
            <text:p>85.26453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4721515196</text:p>
          </table:table-cell>
          <table:table-cell table:formula="of:=[.A32]*100" office:value-type="float" office:value="47.21515196" calcext:value-type="float">
            <text:p>47.21515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8038564389</text:p>
          </table:table-cell>
          <table:table-cell table:formula="of:=[.A33]*100" office:value-type="float" office:value="80.38564389" calcext:value-type="float">
            <text:p>80.38564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7636610877</text:p>
          </table:table-cell>
          <table:table-cell table:formula="of:=[.A34]*100" office:value-type="float" office:value="76.36610877" calcext:value-type="float">
            <text:p>76.36610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3834188375</text:p>
          </table:table-cell>
          <table:table-cell table:formula="of:=[.A35]*100" office:value-type="float" office:value="38.34188375" calcext:value-type="float">
            <text:p>38.34188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7818193026</text:p>
          </table:table-cell>
          <table:table-cell table:formula="of:=[.A36]*100" office:value-type="float" office:value="78.18193026" calcext:value-type="float">
            <text:p>78.18193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5558030694</text:p>
          </table:table-cell>
          <table:table-cell table:formula="of:=[.A37]*100" office:value-type="float" office:value="55.58030694" calcext:value-type="float">
            <text:p>55.58030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7328939569</text:p>
          </table:table-cell>
          <table:table-cell table:formula="of:=[.A38]*100" office:value-type="float" office:value="73.28939569" calcext:value-type="float">
            <text:p>73.2893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3701004007</text:p>
          </table:table-cell>
          <table:table-cell table:formula="of:=[.A39]*100" office:value-type="float" office:value="37.01004007" calcext:value-type="float">
            <text:p>37.01004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4945427604</text:p>
          </table:table-cell>
          <table:table-cell table:formula="of:=[.A40]*100" office:value-type="float" office:value="49.45427604" calcext:value-type="float">
            <text:p>49.4542760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11" loext:min-decimal-places="1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3:12:22.9148350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20:26:25.377699836</meta:creation-date>
    <dc:date>2019-06-12T15:47:18.263322067</dc:date>
    <meta:editing-duration>PT2H21M1S</meta:editing-duration>
    <meta:editing-cycles>2</meta:editing-cycles>
    <meta:generator>LibreOffice/5.1.6.2$Linux_X86_64 LibreOffice_project/10m0$Build-2</meta:generator>
    <meta:document-statistic meta:table-count="1" meta:cell-count="120" meta:object-count="0"/>
  </office:meta>
</office:document-meta>
</file>